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8pt" style:text-underline-style="solid" style:text-underline-width="auto" style:text-underline-color="font-color" fo:font-weight="normal" style:font-size-asian="18pt" style:font-weight-asian="normal" style:font-size-complex="18pt" style:font-weight-complex="normal"/>
    </style:style>
    <style:style style:name="P3" style:family="paragraph" style:parent-style-name="Standard">
      <style:paragraph-properties fo:text-align="start" style:justify-single-word="false"/>
      <style:text-properties fo:font-size="18pt" style:text-underline-style="none" fo:font-weight="normal" style:font-size-asian="18pt" style:font-weight-asian="normal" style:font-size-complex="18pt" style:font-weight-complex="normal"/>
    </style:style>
    <style:style style:name="P4" style:family="paragraph" style:parent-style-name="Standard">
      <style:paragraph-properties fo:text-align="start" style:justify-single-word="false"/>
      <style:text-properties fo:font-size="13pt" style:text-underline-style="none" fo:font-weight="normal" style:font-size-asian="13pt" style:font-weight-asian="normal" style:font-size-complex="13pt" style:font-weight-complex="normal"/>
    </style:style>
    <style:style style:name="P5" style:family="paragraph" style:parent-style-name="Standard">
      <style:paragraph-properties fo:text-align="start" style:justify-single-word="false"/>
      <style:text-properties fo:font-size="18pt" style:text-underline-style="none" fo:font-weight="normal" style:font-size-asian="18pt" style:font-weight-asian="normal" style:font-size-complex="18pt" style:font-weight-complex="normal"/>
    </style:style>
    <style:style style:name="P6" style:family="paragraph" style:parent-style-name="Standard">
      <style:paragraph-properties fo:text-align="start" style:justify-single-word="false">
        <style:tab-stops/>
      </style:paragraph-properties>
      <style:text-properties fo:font-size="18pt" style:text-underline-style="none" fo:font-weight="normal" style:font-size-asian="18pt" style:font-weight-asian="normal" style:font-size-complex="18pt" style:font-weight-complex="normal"/>
    </style:style>
    <style:style style:name="P7" style:family="paragraph" style:parent-style-name="Standard">
      <style:paragraph-properties fo:text-align="start" style:justify-single-word="false">
        <style:tab-stops/>
      </style:paragraph-properties>
      <style:text-properties fo:font-size="18pt" style:text-underline-style="none" fo:font-weight="normal" style:font-size-asian="18pt" style:font-weight-asian="normal" style:font-size-complex="18pt" style:font-weight-complex="normal"/>
    </style:style>
    <style:style style:name="P8" style:family="paragraph" style:parent-style-name="Standard" style:list-style-name="L2">
      <style:paragraph-properties fo:text-align="start" style:justify-single-word="false">
        <style:tab-stops/>
      </style:paragraph-properties>
      <style:text-properties fo:font-size="18pt" style:text-underline-style="none" fo:font-weight="normal" style:font-size-asian="18pt" style:font-weight-asian="normal" style:font-size-complex="18pt" style:font-weight-complex="normal"/>
    </style:style>
    <style:style style:name="P9" style:family="paragraph" style:parent-style-name="Standard">
      <style:paragraph-properties fo:text-align="start" style:justify-single-word="false"/>
      <style:text-properties fo:font-size="13pt" style:text-underline-style="none" fo:font-weight="normal" style:font-size-asian="13pt" style:font-weight-asian="normal" style:font-size-complex="13pt" style:font-weight-complex="normal"/>
    </style:style>
    <style:style style:name="T1" style:family="text">
      <style:text-properties style:font-name="Calibri" fo:font-size="13pt" style:font-size-asian="13pt" style:font-size-complex="13pt"/>
    </style:style>
    <style:style style:name="T2" style:family="text">
      <style:text-properties fo:font-size="13pt" style:font-size-asian="13pt" style:font-size-complex="13pt"/>
    </style:style>
    <style:style style:name="T3" style:family="text">
      <style:text-properties style:font-name="Liberation Serif"/>
    </style:style>
    <style:style style:name="T4" style:family="text">
      <style:text-properties style:font-name="Liberation Serif" style:text-underline-style="solid" style:text-underline-width="auto" style:text-underline-color="font-color"/>
    </style:style>
    <style:style style:name="T5" style:family="text">
      <style:text-properties style:font-name="Liberation Serif" fo:font-size="13pt" style:font-size-asian="13pt" style:font-size-complex="13pt"/>
    </style:style>
    <style:style style:name="T6" style:family="text">
      <style:text-properties style:font-name="Liberation Serif" fo:font-size="13pt" style:text-underline-style="solid" style:text-underline-width="auto" style:text-underline-color="font-color" style:font-size-asian="11.3500003814697pt" style:font-size-complex="13pt"/>
    </style:style>
    <style:style style:name="T7" style:family="text">
      <style:text-properties style:font-name="Liberation Serif" fo:font-size="13pt" style:font-size-asian="11.3500003814697pt" style:font-size-complex="13pt"/>
    </style:style>
    <style:style style:name="T8" style:family="text">
      <style:text-properties style:font-name="Liberation Serif" fo:font-size="13pt" style:text-underline-style="none" style:font-size-asian="11.3500003814697pt" style:font-size-complex="13pt"/>
    </style:style>
    <style:style style:name="T9" style:family="text">
      <style:text-properties style:font-name="Liberation Serif" fo:font-size="15pt" style:font-size-asian="15pt" style:font-size-complex="15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Police_20_par_20_défaut"><text:span text:style-name="T3">HandizGame</text:span></text:span><text:span text:style-name="T3"> :</text:span></text:p>
      <text:p text:style-name="P3"/>
      <text:p text:style-name="P2">Groupe : </text:p>
      <text:p text:style-name="P3"/>
      <text:p text:style-name="P3"><text:tab/><text:span text:style-name="T2">Kitane Mehdi</text:span></text:p>
      <text:p text:style-name="P4"><text:tab/>Wahbi Amine</text:p>
      <text:p text:style-name="P4"><text:tab/>Laurenson Pierre</text:p>
      <text:p text:style-name="P4"><text:tab/>Prely Bertrand</text:p>
      <text:p text:style-name="P4"/>
      <text:p text:style-name="P4"/>
      <text:p text:style-name="P6"><text:span text:style-name="Police_20_par_20_défaut"><text:span text:style-name="T4">Sujet d'étude :</text:span></text:span></text:p>
      <text:p text:style-name="P6"><text:span text:style-name="Police_20_par_20_défaut"><text:span text:style-name="T8"/></text:span></text:p>
      <text:p text:style-name="P6"><text:span text:style-name="Police_20_par_20_défaut"><text:span text:style-name="T7">Faut-il écrire grand pour qu'un malvoyant puisse lire un texte ?</text:span></text:span></text:p>
      <text:p text:style-name="P6"><text:span text:style-name="Police_20_par_20_défaut"><text:span text:style-name="T7">Les personnes affectés du syndrome de Usher souffrent d'une restriction de leur champ de vision (effet tunnel) et donc il est nécessaire d'écrire plus petit et dans un champ restreint.</text:span></text:span></text:p>
      <text:p text:style-name="P6"><text:span text:style-name="Police_20_par_20_défaut"><text:span text:style-name="T7">Ces genres de clichés sont courants et sont ignorés par la majorité de la population.</text:span></text:span></text:p>
      <text:p text:style-name="P6"><text:span text:style-name="Police_20_par_20_défaut"><text:span text:style-name="T5"><text:s/></text:span></text:span></text:p>
      <text:p text:style-name="P6"><text:span text:style-name="Police_20_par_20_défaut"><text:span text:style-name="T7"><text:s/></text:span></text:span></text:p>
      <text:p text:style-name="P3"/>
      <text:p text:style-name="P2">Objectif :</text:p>
      <text:p text:style-name="P3"><text:span text:style-name="Police_20_par_20_défaut"><text:span text:style-name="T5"/></text:span></text:p>
      <text:p text:style-name="P3"><text:span text:style-name="Police_20_par_20_défaut"><text:span text:style-name="T5"><text:tab/>HandizGame est un programme sous forme de jeu qui permet de sensibiliser le joueur sur différents handicaps. Le jeu est basé sur une recherche d'objets sur une carte ponctuée par différentes questions pertinentes liées aux déficiences posées au joueur tout au long du jeu. Le but du jeu étant de</text:span></text:span><text:span text:style-name="Police_20_par_20_défaut"><text:span text:style-name="T7"> sensibiliser à la question du handicap. Il a pour objectif de </text:span></text:span><text:span text:style-name="Police_20_par_20_défaut"><text:span text:style-name="T5">faire réaliser, à n'importe qui et de manière ludique, leurs préjugés et de</text:span></text:span><text:span text:style-name="Police_20_par_20_défaut"><text:span text:style-name="T7"> lutter contre les lieux communs.</text:span></text:span></text:p>
      <text:p text:style-name="P3"><text:span text:style-name="Police_20_par_20_défaut"><text:span text:style-name="T1"/></text:span></text:p>
      <text:p text:style-name="P3"><text:span text:style-name="Police_20_par_20_défaut"><text:span text:style-name="T4">Principales Fonctions :</text:span></text:span></text:p>
      <text:p text:style-name="P3"><text:span text:style-name="Police_20_par_20_défaut"><text:span text:style-name="T5"/></text:span></text:p>
      <text:p text:style-name="P3"><text:span text:style-name="Police_20_par_20_défaut"><text:span text:style-name="T5"><text:tab/>Le </text:span></text:span><text:bookmark text:name="OBJ_PREFIX_DWT153_com_zimbra_date"/><text:bookmark text:name="OBJ_PREFIX_DWT150_com_zimbra_date"/><text:span text:style-name="Police_20_par_20_défaut"><text:span text:style-name="T5">jeu se déroule dans un environnement choisit (optionnellement) par le joueur dès le départ (hopital, rue, maison). Le personnage principal est un étudiant qui rencontre au fur et à mesure des patients sur la carte, ces derniers ont chacun un handicap différent et ont tous perdus un objet qui leur est indispensable ou un objet de la vie courante. Le but du </text:span></text:span><text:bookmark text:name="OBJ_PREFIX_DWT154_com_zimbra_date"/><text:bookmark text:name="OBJ_PREFIX_DWT151_com_zimbra_date"/><text:span text:style-name="Police_20_par_20_défaut"><text:span text:style-name="T5">jeu est de ramener ces objets le plus vite possible au patient. La question de la sensibilisation au handicap se situera surtout dans le Quizz. Le choix des objets et de l'environnement permet d'illustrer les difficultés qu' ont les handicapés à réaliser des tâches du quotidien.</text:span></text:span></text:p>
      <text:p text:style-name="P3"><text:span text:style-name="Police_20_par_20_défaut"><text:span text:style-name="T5"><text:tab/>En effet, le </text:span></text:span><text:bookmark text:name="OBJ_PREFIX_DWT155_com_zimbra_date"/><text:bookmark text:name="OBJ_PREFIX_DWT152_com_zimbra_date"/><text:span text:style-name="Police_20_par_20_défaut"><text:span text:style-name="T5">jeu s’arrête lorsque le temps est écoulé, ce dernier représente le temps de vie du joueur. Ensuite le score du joueur est défini en fonction du temps de jeu.</text:span></text:span></text:p>
      <text:p text:style-name="P3"><text:span text:style-name="Police_20_par_20_défaut"><text:span text:style-name="T5"><text:tab/> Chaque mission remplie offre du temps au joueur et chaque mission échouée en consomme un peu plus. </text:span></text:span></text:p>
      <text:p text:style-name="P6"><text:span text:style-name="Police_20_par_20_défaut"><text:span text:style-name="T5"><text:tab/>Avant de récupérer chaque objet, une question à choix multiple sur le handicap du patient concerné est posée. Il faut y répondre juste pour pouvoir récupérer l'objet.<text:line-break/><text:tab/>De plus, à l'exécution du </text:span></text:span><text:bookmark text:name="OBJ_PREFIX_DWT159_com_zimbra_date"/><text:bookmark text:name="OBJ_PREFIX_DWT156_com_zimbra_date"/><text:span text:style-name="Police_20_par_20_défaut"><text:span text:style-name="T5">jeu deux possibilités sont offertes. Soit jouer au </text:span></text:span><text:bookmark text:name="OBJ_PREFIX_DWT160_com_zimbra_date"/><text:bookmark text:name="OBJ_PREFIX_DWT157_com_zimbra_date"/><text:span text:style-name="Police_20_par_20_défaut"><text:span text:style-name="T5">jeu directement, soit en apprendre plus sur le handicap et se sensibiliser au handicap, (Ceci </text:span></text:span><text:soft-page-break/><text:span text:style-name="Police_20_par_20_défaut"><text:span text:style-name="T5">permettrais aussi d’être plus performant dans le </text:span></text:span><text:bookmark text:name="OBJ_PREFIX_DWT161_com_zimbra_date"/><text:bookmark text:name="OBJ_PREFIX_DWT158_com_zimbra_date"/><text:span text:style-name="Police_20_par_20_défaut"><text:span text:style-name="T5">jeu, et d'obtenir un meilleur score).</text:span></text:span></text:p>
      <text:p text:style-name="P6"><text:span text:style-name="Police_20_par_20_défaut"><text:span text:style-name="T5"/></text:span></text:p>
      <text:p text:style-name="P6"><text:span text:style-name="Police_20_par_20_défaut"><text:span text:style-name="T5"/></text:span></text:p>
      <text:p text:style-name="P6"><text:span text:style-name="Police_20_par_20_défaut"><text:span text:style-name="T4">Fonctionnalités :</text:span></text:span></text:p>
      <text:p text:style-name="P6"><text:span text:style-name="Police_20_par_20_défaut"><text:span text:style-name="T6"/></text:span></text:p>
      <text:list xml:id="list338448050" text:style-name="L2">
        <text:list-item>
          <text:p text:style-name="P8"><text:span text:style-name="Police_20_par_20_défaut"><text:span text:style-name="T7">Possibilité de se déplacer dans une carte </text:span></text:span></text:p>
        </text:list-item>
        <text:list-item>
          <text:p text:style-name="P8"><text:span text:style-name="Police_20_par_20_défaut"><text:span text:style-name="T7">Contrôle au clavier (pour le jeu pour plus de rapidité) et/ou souris </text:span></text:span></text:p>
        </text:list-item>
        <text:list-item>
          <text:p text:style-name="P8"><text:span text:style-name="Police_20_par_20_défaut"><text:span text:style-name="T7">Interaction avec l'environnement (gestion des obstacles) </text:span></text:span></text:p>
        </text:list-item>
        <text:list-item>
          <text:p text:style-name="P8"><text:span text:style-name="Police_20_par_20_défaut"><text:span text:style-name="T7">Interaction avec les objets </text:span></text:span></text:p>
        </text:list-item>
        <text:list-item>
          <text:p text:style-name="P8"><text:span text:style-name="Police_20_par_20_défaut"><text:span text:style-name="T7">Interaction avec les personnages</text:span></text:span></text:p>
        </text:list-item>
        <text:list-item>
          <text:p text:style-name="P8"><text:span text:style-name="Police_20_par_20_défaut"><text:span text:style-name="T7">Système de difficulté : plus on avance dans le jeu plus il s’accélère (plus de personnages qui demandent de l'aide, difficulté des questions)</text:span></text:span></text:p>
        </text:list-item>
        <text:list-item>
          <text:p text:style-name="P8"><text:span text:style-name="Police_20_par_20_défaut"><text:span text:style-name="T7">Affichage du score et statistiques de progression</text:span></text:span></text:p>
        </text:list-item>
        <text:list-item>
          <text:p text:style-name="P8"><text:span text:style-name="Police_20_par_20_défaut"><text:span text:style-name="T7">Quizz</text:span></text:span></text:p>
        </text:list-item>
        <text:list-item>
          <text:p text:style-name="P8"><text:span text:style-name="Police_20_par_20_défaut"><text:span text:style-name="T7">Base de données qui regroupe les questions du quizz</text:span></text:span></text:p>
        </text:list-item>
        <text:list-item>
          <text:p text:style-name="P8"><text:span text:style-name="Police_20_par_20_défaut"><text:span text:style-name="T7">Mode d'apprentissage sur le handicap (séparé du jeu)</text:span></text:span></text:p>
        </text:list-item>
        <text:list-item>
          <text:p text:style-name="P8"><text:span text:style-name="Police_20_par_20_défaut"><text:span text:style-name="T7">Système de mémorisation des cours déjà vus </text:span></text:span></text:p>
        </text:list-item>
        <text:list-item>
          <text:p text:style-name="P8"><text:span text:style-name="Police_20_par_20_défaut"><text:span text:style-name="T7">Optionnel : </text:span></text:span></text:p>
          <text:list>
            <text:list-item>
              <text:p text:style-name="P8"><text:span text:style-name="Police_20_par_20_défaut"><text:span text:style-name="T7">Base de donnée en ligne (possibilité de mettre à jour le jeu par l'association Handizgood)</text:span></text:span></text:p>
            </text:list-item>
            <text:list-item>
              <text:p text:style-name="P8"><text:span text:style-name="Police_20_par_20_défaut"><text:span text:style-name="T7">Possibilité de choisir différents environnements</text:span></text:span></text:p>
            </text:list-item>
          </text:list>
        </text:list-item>
      </text:list>
      <text:p text:style-name="P6"><text:span text:style-name="Police_20_par_20_défaut"><text:span text:style-name="T5"/></text:span></text:p>
      <text:p text:style-name="P6"><text:span text:style-name="Police_20_par_20_défaut"><text:span text:style-name="T5"/></text:span></text:p>
      <text:p text:style-name="P6"><text:span text:style-name="Police_20_par_20_défaut"><text:span text:style-name="T6"/></text:span></text:p>
      <text:p text:style-name="P6"><text:span text:style-name="Police_20_par_20_défaut"><text:span text:style-name="T9"/></text:span></text:p>
      <text:p text:style-name="P6"><text:span text:style-name="Police_20_par_20_défaut"><text:span text:style-name="T9"/></text:span></text:p>
      <text:p text:style-name="P6"><text:span text:style-name="Police_20_par_20_défaut"><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enson Pierre</meta:initial-creator>
    <meta:creation-date>2013-02-13T10:29:52</meta:creation-date>
    <dc:date>2013-02-15T20:56:46</dc:date>
    <meta:editing-duration>PT2H37M10S</meta:editing-duration>
    <meta:editing-cycles>11</meta:editing-cycles>
    <meta:generator>LibreOffice/3.4$Unix LibreOffice_project/340m1$Build-302</meta:generator>
    <meta:document-statistic meta:table-count="0" meta:image-count="0" meta:object-count="0" meta:page-count="2" meta:paragraph-count="34" meta:word-count="507" meta:character-count="3017" meta:non-whitespace-character-count="2535"/>
  </office:meta>
</office:document-meta>
</file>